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9.5pt" style:use-optimal-column-width="fals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4"/>
        <table:table-column table:style-name="ACOL-0" table:number-columns-repeated="6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3</text:p>
          </table:table-cell>
          <table:table-cell table:style-name="ACE-0" office:value-type="float" office:value="47.369999999999997">
            <text:p>47.37</text:p>
          </table:table-cell>
          <table:table-cell table:style-name="ACE-0" office:value-type="float" office:value="-61.859999999999999">
            <text:p>−61.86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0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1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585">
            <text:p>5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2</text:p>
          </table:table-cell>
          <table:table-cell table:style-name="ACE-0" office:value-type="float" office:value="47.530000000000001">
            <text:p>47.53</text:p>
          </table:table-cell>
          <table:table-cell table:style-name="ACE-0" office:value-type="float" office:value="-61.700000000000003">
            <text:p>−61.7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wood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77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0000000000000002">
            <text:p>−0.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90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1135">
            <text:p>113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82</text:p>
          </table:table-cell>
          <table:table-cell table:style-name="ACE-0" office:value-type="float" office:value="47.539999999999999">
            <text:p>47.54</text:p>
          </table:table-cell>
          <table:table-cell table:style-name="ACE-0" office:value-type="float" office:value="-61.549999999999997">
            <text:p>−61.55</text:p>
          </table:table-cell>
          <table:table-cell table:style-name="ACE-0" office:value-type="float" office:value="930">
            <text:p>930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39578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625">
            <text:p>62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stum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41188</text:p>
          </table:table-cell>
          <table:table-cell table:style-name="ACE-0" office:value-type="float" office:value="47.229999999999997">
            <text:p>47.23</text:p>
          </table:table-cell>
          <table:table-cell table:style-name="ACE-0" office:value-type="float" office:value="-61.890000000000001">
            <text:p>−61.89</text:p>
          </table:table-cell>
          <table:table-cell table:style-name="ACE-0" office:value-type="float" office:value="1885">
            <text:p>1885</text:p>
          </table:table-cell>
          <table:table-cell table:style-name="ACE-0" office:value-type="float" office:value="15">
            <text:p>15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89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9999999999999999">
            <text:p>−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0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425">
            <text:p>142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 and ste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">
            <text:p>−1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1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255">
            <text:p>12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tem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3999999999999999">
            <text:p>−1.4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2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235">
            <text:p>123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needl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3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830">
            <text:p>83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4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0000000000000002">
            <text:p>−0.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5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0000000000000001">
            <text:p>−0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6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44897</text:p>
          </table:table-cell>
          <table:table-cell table:style-name="ACE-0" office:value-type="float" office:value="47.469999999999999">
            <text:p>47.47</text:p>
          </table:table-cell>
          <table:table-cell table:style-name="ACE-0" office:value-type="float" office:value="-61.740000000000002">
            <text:p>−61.74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Barnett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9</text:p>
          </table:table-cell>
          <table:table-cell table:style-name="ACE-0" office:value-type="float" office:value="47.210000000000001">
            <text:p>47.21</text:p>
          </table:table-cell>
          <table:table-cell table:style-name="ACE-0" office:value-type="float" office:value="-61.840000000000003">
            <text:p>−61.84</text:p>
          </table:table-cell>
          <table:table-cell table:style-name="ACE-0" office:value-type="float" office:value="9430">
            <text:p>943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RemillardEtal2016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4565</text:p>
          </table:table-cell>
          <table:table-cell table:style-name="ACE-0" office:value-type="float" office:value="47.210000000000001">
            <text:p>47.21</text:p>
          </table:table-cell>
          <table:table-cell table:style-name="ACE-0" office:value-type="float" office:value="-61.840000000000003">
            <text:p>−61.84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2000000000000002">
            <text:p>−2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DredgeEtal1992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5</text:p>
          </table:table-cell>
          <table:table-cell table:style-name="ACE-0" office:value-type="float" office:value="47.560000000000002">
            <text:p>47.56</text:p>
          </table:table-cell>
          <table:table-cell table:style-name="ACE-0" office:value-type="float" office:value="-61.5">
            <text:p>−61.5</text:p>
          </table:table-cell>
          <table:table-cell table:style-name="ACE-0" office:value-type="float" office:value="840">
            <text:p>840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RemillardEtal2017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agdalen_Islands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134726</text:p>
          </table:table-cell>
          <table:table-cell table:style-name="ACE-0" office:value-type="float" office:value="47.409999999999997">
            <text:p>47.41</text:p>
          </table:table-cell>
          <table:table-cell table:style-name="ACE-0" office:value-type="float" office:value="-61.869999999999997">
            <text:p>−61.87</text:p>
          </table:table-cell>
          <table:table-cell table:style-name="ACE-0" office:value-type="float" office:value="1125">
            <text:p>1125</text:p>
          </table:table-cell>
          <table:table-cell table:style-name="ACE-0" office:value-type="float" office:value="20">
            <text:p>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69">
            <text:p>69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RemillardEtal2017</text:p>
          </table:table-cell>
          <table:table-cell table:number-columns-repeated="240" table:style-name="ACE-0"/>
        </table:table-row>
        <table:table-row table:style-name="AROW-0" table:number-rows-repeated="17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table-row table:style-name="AROW-0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21">
          <gnm:selection gnm:start-col="9" gnm:start-row="21" gnm:end-col="10" gnm:end-row="2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15T09:51:39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